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ext-properties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42">
      <style:table-cell-properties style:vertical-align="middle"/>
    </style:style>
    <style:style style:name="ce179" style:family="table-cell" style:parent-style-name="Default">
      <style:text-properties style:use-window-font-color="true" fo:font-weight="normal" style:font-weight-asian="normal" style:font-weight-complex="normal"/>
    </style:style>
    <style:style style:name="ce18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60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60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8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48"/>
          <table:table-cell table:style-name="ce159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57" office:value-type="date" office:date-value="2019-12-23" calcext:value-type="date">
            <text:p>2019-12-23</text:p>
          </table:table-cell>
          <table:table-cell table:style-name="ce159" office:value-type="time" office:time-value="PT12H10M00S" calcext:value-type="time">
            <text:p>12:10 PM</text:p>
          </table:table-cell>
          <table:table-cell table:style-name="ce148" office:value-type="string" calcext:value-type="string">
            <text:p>seeourminds.com/image/4900-politicians-founding_fathers/4902/</text:p>
          </table:table-cell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56"/>
          <table:table-cell table:style-name="ce159"/>
          <table:table-cell table:style-name="ce148"/>
          <table:table-cell table:style-name="ce159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 table:style-name="ce155"/>
          <table:table-cell table:style-name="ce158"/>
          <table:table-cell/>
          <table:table-cell table:style-name="ce158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/00/0000</text:date>, <text:time style:data-style-name="N2" text:time-value="11:43:38.823367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3T12:12:33.308583509</dc:date>
    <meta:editing-duration>P64DT11H8M</meta:editing-duration>
    <meta:editing-cycles>1144</meta:editing-cycles>
    <meta:document-statistic meta:table-count="10" meta:cell-count="1392" meta:object-count="0"/>
  </office:meta>
</office:document-meta>
</file>